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702cm" fo:margin-left="-0.123cm" table:align="left" style:writing-mode="lr-tb"/>
    </style:style>
    <style:style style:name="Tabla1.A" style:family="table-column">
      <style:table-column-properties style:column-width="6.124cm"/>
    </style:style>
    <style:style style:name="Tabla1.B" style:family="table-column">
      <style:table-column-properties style:column-width="9.57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Verdana" style:font-name-asian="Verdana" style:font-name-complex="Verdana"/>
    </style:style>
    <style:style style:name="P4" style:family="paragraph" style:parent-style-name="Standard">
      <style:paragraph-properties fo:text-align="center" style:justify-single-word="false"/>
      <style:text-properties style:font-name="Verdana" style:font-name-asian="Verdana" style:font-name-complex="Verdana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" style:font-name-complex="Verdana"/>
    </style:style>
    <style:style style:name="P6" style:family="paragraph" style:parent-style-name="Standard" style:list-style-name="WW8Num2">
      <style:paragraph-properties fo:text-align="justify" style:justify-single-word="false"/>
      <style:text-properties style:font-name="Verdana" style:font-name-asian="Verdana" style:font-name-complex="Verdana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0" style:family="paragraph" style:parent-style-name="Standard">
      <style:text-properties style:font-name="Verdana" fo:font-weight="bold" style:font-name-asian="Verdana" style:font-weight-asian="bold" style:font-name-complex="Verdana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name-asian="Verdana" style:font-size-asian="10pt" style:font-name-complex="Verdana"/>
    </style:style>
    <style:style style:name="P12" style:family="paragraph" style:parent-style-name="Standard">
      <style:text-properties style:font-name="Verdana" fo:language="en" fo:country="US" style:font-name-asian="Verdana" style:font-name-complex="Verdana"/>
    </style:style>
    <style:style style:name="P13" style:family="paragraph" style:parent-style-name="Standard">
      <style:paragraph-properties fo:text-align="justify" style:justify-single-word="false"/>
      <style:text-properties style:font-name="Verdana" fo:language="en" fo:country="US" style:font-name-asian="Verdana" style:font-name-complex="Verdana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style:font-name="Book Antiqua" fo:font-size="11pt" style:font-size-asian="11pt" style:font-name-complex="Book Antiqua" style:font-size-complex="11pt"/>
    </style:style>
    <style:style style:name="P16" style:family="paragraph" style:parent-style-name="Standard">
      <style:paragraph-properties fo:text-align="center" style:justify-single-word="false" fo:padding="0cm" fo:border-left="none" fo:border-right="none" fo:border-top="none" fo:border-bottom="0.035cm solid #808080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P17" style:family="paragraph" style:parent-style-name="Standard">
      <style:paragraph-properties fo:padding="0cm" fo:border-left="none" fo:border-right="none" fo:border-top="none" fo:border-bottom="0.035cm solid #808080"/>
      <style:text-properties style:font-name="Verdana" style:font-name-asian="Verdana" style:font-name-complex="Verdana"/>
    </style:style>
    <style:style style:name="P18" style:family="paragraph" style:parent-style-name="Standard">
      <style:paragraph-properties fo:text-align="justify" style:justify-single-word="false" fo:padding="0cm" fo:border-left="none" fo:border-right="none" fo:border-top="none" fo:border-bottom="0.035cm solid #808080"/>
      <style:text-properties style:font-name="Verdana" style:font-name-asian="Verdana" style:font-name-complex="Verdana"/>
    </style:style>
    <style:style style:name="P19" style:family="paragraph" style:parent-style-name="Standard">
      <style:paragraph-properties fo:text-align="center" style:justify-single-word="false" fo:padding="0cm" fo:border-left="none" fo:border-right="none" fo:border-top="none" fo:border-bottom="0.035cm solid #808080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20" style:family="paragraph" style:parent-style-name="Standard">
      <style:paragraph-properties fo:text-align="center" style:justify-single-word="false" fo:padding="0cm" fo:border-left="none" fo:border-right="none" fo:border-top="none" fo:border-bottom="0.035cm solid #808080"/>
      <style:text-properties style:font-name="Verdana" fo:language="en" fo:country="US" style:font-name-asian="Verdana" style:font-name-complex="Verdana"/>
    </style:style>
    <style:style style:name="P21" style:family="paragraph" style:parent-style-name="Standard">
      <style:paragraph-properties fo:margin-left="0cm" fo:margin-right="-0.799cm" fo:text-align="justify" style:justify-single-word="false" fo:text-indent="0cm" style:auto-text-indent="false"/>
      <style:text-properties style:font-name="Verdana" fo:font-size="10pt" style:font-name-asian="Verdana" style:font-size-asian="10pt" style:font-name-complex="Verdana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style:font-name-asian="Verdana" style:font-name-complex="Verdana"/>
    </style:style>
    <style:style style:name="P23" style:family="paragraph" style:parent-style-name="Standard" style:master-page-name="Standard">
      <style:paragraph-properties fo:text-align="center" style:justify-single-word="false" style:page-number="auto" fo:padding="0cm" fo:border-left="none" fo:border-right="none" fo:border-top="none" fo:border-bottom="0.035cm solid #808080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Verdana" style:font-name-asian="Verdana" style:font-name-complex="Verdana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style:font-name="Verdana" fo:font-style="italic" style:font-name-asian="Verdana" style:font-style-asian="italic" style:font-name-complex="Verdana" style:font-style-complex="italic"/>
    </style:style>
    <style:style style:name="T4" style:family="text">
      <style:text-properties style:font-name="Verdana" fo:language="en" fo:country="US" style:font-name-asian="Verdana" style:font-name-complex="Verdana"/>
    </style:style>
    <style:style style:name="T5" style:family="text">
      <style:text-properties style:font-name="Verdana" fo:font-size="14pt" style:font-name-asian="Verdana" style:font-size-asian="14pt" style:font-name-complex="Verdana" style:font-size-complex="14pt" style:font-weight-complex="bold"/>
    </style:style>
    <style:style style:name="T6" style:family="text"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7" style:family="text">
      <style:text-properties style:font-name="Verdana" fo:font-size="10pt" style:font-name-asian="Verdana" style:font-size-asian="10pt" style:font-name-complex="Verdana"/>
    </style:style>
    <style:style style:name="T8" style:family="text">
      <style:text-properties style:font-name="Verdana" fo:font-size="10pt" fo:language="en" fo:country="US" style:font-name-asian="Verdana" style:font-size-asian="10pt" style:font-name-complex="Verdana"/>
    </style:style>
    <style:style style:name="T9" style:family="text">
      <style:text-properties fo:color="#333366" style:font-name="Verdana" style:font-name-asian="Verdana" style:font-name-complex="Verdana"/>
    </style:style>
    <style:style style:name="T10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XXXX XXXX XXXX</text:p>
      <text:p text:style-name="P2"/>
      <text:p text:style-name="P1"><text:span text:style-name="T1">Cédula: 1-1111-1111 </text:span><text:span text:style-name="T9">• </text:span><text:span text:style-name="T1">Dirección: Concepción de Turrialba, Residencial Monserrat, Casa 999. </text:span><text:span text:style-name="T9">• </text:span><text:span text:style-name="T1">Fecha de nacimiento: 00/00/00 <text:s text:c="3"/></text:span><text:span text:style-name="T9">• </text:span><text:span text:style-name="T1">Teléfono: 8888-8888 / 2222-2222 / </text:span><text:span text:style-name="T9">• E</text:span><text:span text:style-name="T1">.mail: xxxxxxxxxxxx@gmail.com</text:span></text:p>
      <text:p text:style-name="P4"/>
      <text:p text:style-name="P16">Perfil</text:p>
      <text:p text:style-name="P7"/>
      <text:p text:style-name="P5">Estudiante y Técnico Medio en informática en Programación con gran entusiasmo y responsable por mi trabajo, proactivo, honesto, solidario, dispuesto a laborar en el campo competitivo. Trabajo en equipo y organización. Con deseos de pertenecer a una institución de prestigio, en la cual pueda superarme y crecer profesionalmente. Alta capacidad de retener nuevos conocimientos y nuevos conceptos, con un gran gusto de desarrollar soluciones creativas e innovadoras. Capaz de conseguir objetivos y logros con facilidad de relación social y con efectividad para el trabajo en grupo y bajo presión. De sólida formación moral y académica. Con dominio intermedio del idioma inglés</text:p>
      <text:p text:style-name="P18"/>
      <text:p text:style-name="P5"/>
      <text:p text:style-name="P8">Formación académica</text:p>
      <text:p text:style-name="P8"/>
      <text:p text:style-name="P10">2011 – Carrera en Informática Empresarial</text:p>
      <text:p text:style-name="Standard"><text:span text:style-name="T1">Actualmente estudiante activo de 4to año de la carrera …….. Universidad ……..</text:span></text:p>
      <text:p text:style-name="P3"/>
      <text:p text:style-name="Standard"><text:span text:style-name="T2">2006 – Diplomado……………………………………………..</text:span></text:p>
      <text:p text:style-name="Standard"><text:span text:style-name="T1">Titulo adquirido en el Colegio …………, Lugar </text:span></text:p>
      <text:p text:style-name="P3"/>
      <text:p text:style-name="P10">2006 – Bachillerato en Educación Media</text:p>
      <text:p text:style-name="Standard"><text:span text:style-name="T1">Titulo adquirido en el Colegio …….. de lugar …… Lugar</text:span></text:p>
      <text:p text:style-name="P17"/>
      <text:p text:style-name="P5"/>
      <text:p text:style-name="P8">Experiencia</text:p>
      <text:p text:style-name="P8"/>
      <text:p text:style-name="P10">2011 – Trabajo Comunal Universitario</text:p>
      <text:p text:style-name="P14"><text:span text:style-name="T1">-Creación y mantenimiento de página web del XXXXXXXXXXXXXXXXXXXXXXX para el XXXXXXXXXXXemprsa de XXXXlugar.</text:span></text:p>
      <text:p text:style-name="P14"><text:span text:style-name="T3">-Uso de herramientas de multimedia</text:span><text:span text:style-name="T1">: Photoshop <text:s/>CS3, Gimp, InkScape, Video Magix Deluxe, Audacity, experiencia tanto en herramientas de código abierto como privado</text:span></text:p>
      <text:p text:style-name="P14"><text:span text:style-name="T1">-Análisis, diseño e implementación de base de datos para XXXXXXXXXXXXXXXXempresa: Experiencia en toma de requerimientos funcionales y no funcionales, trato con usuario final, análisis, creaciones de relaciones entre datos, tipos de datos, restricciones, consultas de inner join, privote, vistas, creación de reportes, informes, formularios, asesoría a usuario final.</text:span></text:p>
      <text:p text:style-name="P5"/>
      <text:p text:style-name="P3"/>
      <text:p text:style-name="P10"><text:soft-page-break/>2010 – Creación y mantenimiento de sitio web </text:p>
      <text:p text:style-name="P5">Administración de archivos mediante protocolo ftp, mantenimiento y creación de cuentas de correo, trabajos de respaldo de datos y configuraciones, manipulación de dominio y subdominios, gestión de base de datos MySQL, programación en php y html, gestión de seguridad y planificación de respaldos. </text:p>
      <text:p text:style-name="P5"/>
      <text:p text:style-name="Standard"><text:span text:style-name="T2">2007– 2011 Trabajos universitarios para aplicaciones</text:span></text:p>
      <text:p text:style-name="P14"><text:span text:style-name="T3">Experiencia en lenguajes de programación</text:span><text:span text:style-name="T1">: C, C++, Java, Visual Basic, php, jsp, asp, HTML &amp; CSS.</text:span></text:p>
      <text:p text:style-name="P14"><text:span text:style-name="T3">Utilización de IDEs de programación</text:span><text:span text:style-name="T1">: Eclipse, Visual Basic 6.0, Visual Basic.Net 2005, Visual Basic .Net 2008, Visual Basic .Net 2010, </text:span><text:s/></text:p>
      <text:p text:style-name="P14"><text:span text:style-name="T4">Oracle Database Standard Editio</text:span><text:span text:style-name="T10">n, SQL Server Management Studio versiones XXXX y XXXXX</text:span></text:p>
      <text:p text:style-name="P14"><text:span text:style-name="T3">Experiencia en proyectos</text:span><text:span text:style-name="T1">: Software para PDV, proyectos de programación recursiva, trabajo con sockets, hilos y procesos en C y java, aplicaciones comerciales para <text:s/>Smart Device, diseño e implementación de web services y tendencias cloud computing, Cubos OLAP en SQLServer, triggers, Backups, Reporting Services, diseño e implementación de topología de red.</text:span></text:p>
      <text:p text:style-name="P3"/>
      <text:p text:style-name="Standard"><text:span text:style-name="T2">2006 – Practica supervisada para Técnico Medio en Informática (colegios técnicos)</text:span></text:p>
      <text:p text:style-name="P14"><text:span text:style-name="T5">XXXXXXXXXXXXXXXXXXXXXXXXXdetalle de práctica</text:span><text:span text:style-name="T6">.</text:span></text:p>
      <text:p text:style-name="P9"/>
      <text:p text:style-name="P8">CONOCIMIENTOS</text:p>
      <text:p text:style-name="P19"/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Lenguajes de Programación: </text:p>
          </table:table-cell>
          <table:table-cell table:style-name="Tabla1.A1" office:value-type="string">
            <text:p text:style-name="P11">Java (J2SE), <text:s/>C#, SQL</text:p>
          </table:table-cell>
        </table:table-row>
        <table:table-row table:style-name="Tabla1.1">
          <table:table-cell table:style-name="Tabla1.A1" office:value-type="string">
            <text:p text:style-name="P21">Lenguajes Script:</text:p>
          </table:table-cell>
          <table:table-cell table:style-name="Tabla1.A1" office:value-type="string">
            <text:p text:style-name="P11">JSP,ASP, ASPX, <text:s/>PHP</text:p>
          </table:table-cell>
        </table:table-row>
        <table:table-row table:style-name="Tabla1.1">
          <table:table-cell table:style-name="Tabla1.A1" office:value-type="string">
            <text:p text:style-name="P11">Lenguajes de Marcado:</text:p>
          </table:table-cell>
          <table:table-cell table:style-name="Tabla1.A1" office:value-type="string">
            <text:p text:style-name="P14"><text:span text:style-name="T7">HTML, XML, DHTML</text:span></text:p>
          </table:table-cell>
        </table:table-row>
        <table:table-row table:style-name="Tabla1.1">
          <table:table-cell table:style-name="Tabla1.A1" office:value-type="string">
            <text:p text:style-name="P11">Marcos de Trabajo (Framework):</text:p>
          </table:table-cell>
          <table:table-cell table:style-name="Tabla1.A1" office:value-type="string">
            <text:p text:style-name="P14"><text:span text:style-name="T7">STRUTS, SERVLET</text:span></text:p>
          </table:table-cell>
        </table:table-row>
        <table:table-row table:style-name="Tabla1.1">
          <table:table-cell table:style-name="Tabla1.A1" office:value-type="string">
            <text:p text:style-name="P11">Lenguajes de modelado:</text:p>
          </table:table-cell>
          <table:table-cell table:style-name="Tabla1.A1" office:value-type="string">
            <text:p text:style-name="P11">UML</text:p>
          </table:table-cell>
        </table:table-row>
        <table:table-row table:style-name="Tabla1.1">
          <table:table-cell table:style-name="Tabla1.A1" office:value-type="string">
            <text:p text:style-name="P11">Servidores Web:</text:p>
          </table:table-cell>
          <table:table-cell table:style-name="Tabla1.A1" office:value-type="string">
            <text:p text:style-name="P11">Apache, Microsoft Internet Information Server IIS</text:p>
          </table:table-cell>
        </table:table-row>
        <table:table-row table:style-name="Tabla1.1">
          <table:table-cell table:style-name="Tabla1.A1" office:value-type="string">
            <text:p text:style-name="P11">Sistemas gestores de bases de datos:</text:p>
          </table:table-cell>
          <table:table-cell table:style-name="Tabla1.A1" office:value-type="string">
            <text:p text:style-name="P14"><text:span text:style-name="T8">Microsoft SQL Server, MySQL, Access, Posgres, Mongo DB</text:span></text:p>
          </table:table-cell>
        </table:table-row>
        <table:table-row table:style-name="Tabla1.1">
          <table:table-cell table:style-name="Tabla1.A1" office:value-type="string">
            <text:p text:style-name="P11">Sistemas operativos:</text:p>
          </table:table-cell>
          <table:table-cell table:style-name="Tabla1.A1" office:value-type="string">
            <text:p text:style-name="P14"><text:span text:style-name="T7">Windows 9x/NT/2000/XP/CE (administrador y usuario), Linux (usuario, planificación procesos, administración de memoria)</text:span></text:p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1">Paquetes de software:</text:p>
          </table:table-cell>
          <table:table-cell table:style-name="Tabla1.A1" office:value-type="string">
            <text:p text:style-name="P11">Rational Rose, Dreamweaver, Director, .Net, NetBeans, Matlab, Adobe Premiere, Moviemaker, </text:p>
          </table:table-cell>
        </table:table-row>
        <table:table-row table:style-name="Tabla1.1">
          <table:table-cell table:style-name="Tabla1.A1" office:value-type="string">
            <text:p text:style-name="P11">Manejo de Redes Computacionales:</text:p>
          </table:table-cell>
          <table:table-cell table:style-name="Tabla1.A1" office:value-type="string">
            <text:p text:style-name="P14"><text:span text:style-name="T7">Conocimiento de software para monitores, escaneador de contenido, Proxy, subneteo, <text:s/>tanto para ambiente Windows como Linux (es especial Squid y Dans Guardian)</text:span></text:p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4"><text:span text:style-name="T7">Administración: Planificación, Control y Dirección de la gestión informática en la organización. </text:span></text:p>
          </table:table-cell>
          <table:table-cell table:style-name="Tabla1.A1" office:value-type="string">
            <text:p text:style-name="P14"><text:span text:style-name="T7">Experiencia en elaboración de plan maestro informático tanto a corto como a largo plazo, aplicación de estrategias de auditoría informática.</text:span></text:p>
          </table:table-cell>
        </table:table-row>
      </table:table>
      <text:p text:style-name="P19"/>
      <text:p text:style-name="P9"/>
      <text:p text:style-name="P9"/>
      <text:p text:style-name="P8">Formación Complementaria</text:p>
      <text:p text:style-name="P8"><text:soft-page-break/></text:p>
      <text:p text:style-name="P10">2005 – Certificación Microsoft Office Specialist</text:p>
      <text:p text:style-name="P12">Microsoft Word versión XXXX</text:p>
      <text:p text:style-name="Standard"><text:span text:style-name="T4">Microsoft Excel versión XXXX</text:span></text:p>
      <text:p text:style-name="Standard"><text:span text:style-name="T4">Microsoft Power Point versión XXXX</text:span></text:p>
      <text:p text:style-name="Standard"><text:span text:style-name="T4">Microsoft Project versión XXXX</text:span></text:p>
      <text:p text:style-name="P20"/>
      <text:p text:style-name="P13"/>
      <text:p text:style-name="P8">Referencias</text:p>
      <text:p text:style-name="P9"/>
      <text:list xml:id="list72217068418706188" text:style-name="WW8Num2">
        <text:list-item>
          <text:p text:style-name="P6">1 Apellido, Nombre, Profesión, Institución, correo, celular</text:p>
        </text:list-item>
        <text:list-item>
          <text:p text:style-name="P6">2</text:p>
        </text:list-item>
        <text:list-item>
          <text:p text:style-name="P6">3</text:p>
        </text:list-item>
      </text:list>
      <text:p text:style-name="P2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Arial" fo:font-size="12pt" fo:language="es" fo:country="ES" style:font-name-asian="Arial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line-height="100%" fo:text-indent="-0.762cm" style:auto-text-indent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line-height="100%" fo:text-indent="-1.016cm" style:auto-text-indent="false" fo:break-before="auto" fo:break-after="auto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fo:line-height="100%" fo:text-indent="-1.27cm" style:auto-text-indent="false" fo:break-before="auto" fo:break-after="auto" style:writing-mode="lr-tb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fo:line-height="100%" fo:text-indent="-1.524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fo:line-height="100%" fo:text-indent="-1.778cm" style:auto-text-indent="false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line-height="100%" fo:text-indent="-2.032cm" style:auto-text-indent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2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3z0" style:family="text">
      <style:text-properties style:font-name="Symbol" fo:font-size="11pt" style:font-size-asian="11pt" style:font-name-complex="Symbol" style:font-size-complex="11pt"/>
    </style:style>
    <style:style style:name="WW8Num4z0" style:family="text">
      <style:text-properties style:font-name="Book Antiqua" fo:font-size="12pt" fo:font-weight="bold" style:font-size-asian="12pt" style:font-weight-asian="bold" style:font-name-complex="Book Antiqua" style:font-weight-complex="bold"/>
    </style:style>
    <style:style style:name="WW8Num5z0" style:family="text"/>
    <style:style style:name="WW8Num5z1" style:family="text">
      <style:text-properties style:font-name="Book Antiqua" fo:font-size="11pt" style:font-size-asian="11pt" style:font-name-complex="Book Antiqua" style:font-size-complex="11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size="11pt" style:font-size-asian="11pt" style:font-name-complex="Courier New" style:font-size-complex="11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z0" style:num-suffix="." text:bullet-char="●">
        <style:list-level-properties text:list-level-position-and-space-mode="label-alignment">
          <style:list-level-label-alignment text:label-followed-by="listtab" text:list-tab-stop-position="1.27cm" fo:text-indent="0.635cm" fo:margin-left="1.27cm"/>
        </style:list-level-properties>
        <style:text-properties style:font-name="Verdana"/>
      </text:list-level-style-bullet>
      <text:list-level-style-bullet text:level="3" text:style-name="WW8Num1z0" style:num-suffix="." text:bullet-char="●">
        <style:list-level-properties text:list-level-position-and-space-mode="label-alignment" fo:text-align="end">
          <style:list-level-label-alignment text:label-followed-by="listtab" text:list-tab-stop-position="1.27cm" fo:text-indent="2.223cm" fo:margin-left="1.27cm"/>
        </style:list-level-properties>
        <style:text-properties style:font-name="Verdana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text:list-tab-stop-position="1.27cm" fo:text-indent="3.175cm" fo:margin-left="1.27cm"/>
        </style:list-level-properties>
        <style:text-properties style:font-name="Verdana"/>
      </text:list-level-style-bullet>
      <text:list-level-style-bullet text:level="5" text:style-name="WW8Num1z0" style:num-suffix="." text:bullet-char="●">
        <style:list-level-properties text:list-level-position-and-space-mode="label-alignment">
          <style:list-level-label-alignment text:label-followed-by="listtab" text:list-tab-stop-position="1.27cm" fo:text-indent="4.445cm" fo:margin-left="1.27cm"/>
        </style:list-level-properties>
        <style:text-properties style:font-name="Verdana"/>
      </text:list-level-style-bullet>
      <text:list-level-style-bullet text:level="6" text:style-name="WW8Num1z0" style:num-suffix="." text:bullet-char="●">
        <style:list-level-properties text:list-level-position-and-space-mode="label-alignment" fo:text-align="end">
          <style:list-level-label-alignment text:label-followed-by="listtab" text:list-tab-stop-position="1.27cm" fo:text-indent="6.033cm" fo:margin-left="1.27cm"/>
        </style:list-level-properties>
        <style:text-properties style:font-name="Verdana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text:list-tab-stop-position="1.27cm" fo:text-indent="6.985cm" fo:margin-left="1.27cm"/>
        </style:list-level-properties>
        <style:text-properties style:font-name="Verdana"/>
      </text:list-level-style-bullet>
      <text:list-level-style-bullet text:level="8" text:style-name="WW8Num1z0" style:num-suffix="." text:bullet-char="●">
        <style:list-level-properties text:list-level-position-and-space-mode="label-alignment">
          <style:list-level-label-alignment text:label-followed-by="listtab" text:list-tab-stop-position="1.27cm" fo:text-indent="8.255cm" fo:margin-left="1.27cm"/>
        </style:list-level-properties>
        <style:text-properties style:font-name="Verdana"/>
      </text:list-level-style-bullet>
      <text:list-level-style-bullet text:level="9" text:style-name="WW8Num1z0" style:num-suffix="." text:bullet-char="●">
        <style:list-level-properties text:list-level-position-and-space-mode="label-alignment" fo:text-align="end">
          <style:list-level-label-alignment text:label-followed-by="listtab" text:list-tab-stop-position="1.27cm" fo:text-indent="9.843cm" fo:margin-left="1.27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0.635cm" fo:margin-left="1.27cm"/>
        </style:list-level-properties>
        <style:text-properties style:font-name="Verdana"/>
      </text:list-level-style-bullet>
      <text:list-level-style-bullet text:level="3" text:style-name="WW8Num2z0" style:num-suffix="." text:bullet-char="●">
        <style:list-level-properties text:list-level-position-and-space-mode="label-alignment" fo:text-align="end">
          <style:list-level-label-alignment text:label-followed-by="listtab" text:list-tab-stop-position="1.27cm" fo:text-indent="2.223cm" fo:margin-left="1.27cm"/>
        </style:list-level-properties>
        <style:text-properties style:font-name="Verdana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3.175cm" fo:margin-left="1.27cm"/>
        </style:list-level-properties>
        <style:text-properties style:font-name="Verdana"/>
      </text:list-level-style-bullet>
      <text:list-level-style-bullet text:level="5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4.445cm" fo:margin-left="1.27cm"/>
        </style:list-level-properties>
        <style:text-properties style:font-name="Verdana"/>
      </text:list-level-style-bullet>
      <text:list-level-style-bullet text:level="6" text:style-name="WW8Num2z0" style:num-suffix="." text:bullet-char="●">
        <style:list-level-properties text:list-level-position-and-space-mode="label-alignment" fo:text-align="end">
          <style:list-level-label-alignment text:label-followed-by="listtab" text:list-tab-stop-position="1.27cm" fo:text-indent="6.033cm" fo:margin-left="1.27cm"/>
        </style:list-level-properties>
        <style:text-properties style:font-name="Verdana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6.985cm" fo:margin-left="1.27cm"/>
        </style:list-level-properties>
        <style:text-properties style:font-name="Verdana"/>
      </text:list-level-style-bullet>
      <text:list-level-style-bullet text:level="8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8.255cm" fo:margin-left="1.27cm"/>
        </style:list-level-properties>
        <style:text-properties style:font-name="Verdana"/>
      </text:list-level-style-bullet>
      <text:list-level-style-bullet text:level="9" text:style-name="WW8Num2z0" style:num-suffix="." text:bullet-char="●">
        <style:list-level-properties text:list-level-position-and-space-mode="label-alignment" fo:text-align="end">
          <style:list-level-label-alignment text:label-followed-by="listtab" text:list-tab-stop-position="1.27cm" fo:text-indent="9.843cm" fo:margin-left="1.27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0" style:num-prefix="7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6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sicología</meta:initial-creator>
    <meta:creation-date>2016-10-25T14:28:00</meta:creation-date>
    <dc:creator>Usekrepa</dc:creator>
    <dc:date>2016-10-25T14:55:00</dc:date>
    <meta:editing-cycles>3</meta:editing-cycles>
    <meta:editing-duration>PT34M</meta:editing-duration>
    <meta:document-statistic meta:table-count="1" meta:image-count="0" meta:object-count="0" meta:page-count="3" meta:paragraph-count="58" meta:word-count="608" meta:character-count="4368"/>
    <meta:generator>OpenOffice/4.1.2$Win32 OpenOffice.org_project/412m3$Build-9782</meta:generator>
  </office:meta>
</office:document-meta>
</file>